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0.758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3.468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2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2.15cm"/>
    </style:style>
    <style:style style:name="gr6" style:family="graphic" style:parent-style-name="standard">
      <style:graphic-properties draw:textarea-horizontal-align="justify" draw:textarea-vertical-align="middle" draw:auto-grow-height="false" fo:min-height="0.884cm" fo:min-width="2.648cm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3.152cm"/>
    </style:style>
    <style:style style:name="gr8" style:family="graphic" style:parent-style-name="standard">
      <style:graphic-properties draw:textarea-horizontal-align="justify" draw:textarea-vertical-align="middle" draw:auto-grow-height="false" fo:min-height="0.884cm" fo:min-width="3.594cm"/>
    </style:style>
    <style:style style:name="gr9" style:family="graphic" style:parent-style-name="standard">
      <style:graphic-properties draw:textarea-horizontal-align="justify" draw:textarea-vertical-align="middle" draw:auto-grow-height="false" fo:min-height="1.66cm" fo:min-width="7.2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6cm" svg:height="1.9cm" svg:x="6.9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1.6cm" svg:x="6.9cm" svg:y="3.9cm">
          <text:p text:style-name="P1">Pobierz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3cm" svg:height="1.5cm" svg:x="7cm" svg:y="6.4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5cm" svg:height="3.6cm" svg:x="7.5cm" svg:y="8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.3cm" svg:height="3.6cm" svg:x="3.4cm" svg:y="13.2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5cm" svg:height="1.8cm" svg:x="0.3cm" svg:y="17.5cm">
          <text:p text:style-name="P1">Większe jes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8cm" svg:height="1.9cm" svg:x="6.2cm" svg:y="17.5cm">
          <text:p text:style-name="P1">Większe jest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6.5cm" svg:height="1.8cm" svg:x="13.2cm" svg:y="13.5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0.9cm" svg:height="2.7cm" svg:x="4.9cm" svg:y="22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7.5cm" svg:y1="10.7cm" svg:x2="6cm" svg:y2="13.3cm">
          <text:p/>
        </draw:line>
        <draw:line draw:style-name="gr10" draw:text-style-name="P2" draw:layer="layout" svg:x1="3.4cm" svg:y1="15cm" svg:x2="3.4cm" svg:y2="17.7cm">
          <text:p/>
        </draw:line>
        <draw:line draw:style-name="gr10" draw:text-style-name="P2" draw:layer="layout" svg:x1="8.7cm" svg:y1="15.1cm" svg:x2="9.1cm" svg:y2="17.6cm">
          <text:p/>
        </draw:line>
        <draw:line draw:style-name="gr10" draw:text-style-name="P2" draw:layer="layout" svg:x1="13cm" svg:y1="10.7cm" svg:x2="16.5cm" svg:y2="13.5cm">
          <text:p/>
        </draw:line>
        <draw:line draw:style-name="gr10" draw:text-style-name="P2" draw:layer="layout" svg:x1="10.2cm" svg:y1="7.9cm" svg:x2="10.2cm" svg:y2="9cm">
          <text:p/>
        </draw:line>
        <draw:line draw:style-name="gr10" draw:text-style-name="P2" draw:layer="layout" svg:x1="10.2cm" svg:y1="5.5cm" svg:x2="10.2cm" svg:y2="6.6cm">
          <text:p/>
        </draw:line>
        <draw:line draw:style-name="gr10" draw:text-style-name="P2" draw:layer="layout" svg:x1="10.2cm" svg:y1="2.9cm" svg:x2="10.2cm" svg:y2="4cm">
          <text:p/>
        </draw:line>
        <draw:line draw:style-name="gr10" draw:text-style-name="P2" draw:layer="layout" svg:x1="2.8cm" svg:y1="19.3cm" svg:x2="10.4cm" svg:y2="22.6cm">
          <text:p/>
        </draw:line>
        <draw:line draw:style-name="gr10" draw:text-style-name="P2" draw:layer="layout" svg:x1="9.1cm" svg:y1="19.5cm" svg:x2="10.3cm" svg:y2="22.6cm">
          <text:p/>
        </draw:line>
        <draw:line draw:style-name="gr10" draw:text-style-name="P2" draw:layer="layout" svg:x1="16.5cm" svg:y1="15.2cm" svg:x2="10.3cm" svg:y2="22.6cm">
          <text:p/>
        </draw:line>
        <draw:frame draw:style-name="gr11" draw:text-style-name="P3" draw:layer="layout" svg:width="3cm" svg:height="1.5cm" svg:x="14.1cm" svg:y="10.9cm">
          <draw:text-box>
            <text:p>tak</text:p>
          </draw:text-box>
        </draw:frame>
        <draw:frame draw:style-name="gr11" draw:text-style-name="P3" draw:layer="layout" svg:width="2.6cm" svg:height="1.5cm" svg:x="5.2cm" svg:y="11cm">
          <draw:text-box>
            <text:p>nie</text:p>
          </draw:text-box>
        </draw:frame>
        <draw:frame draw:style-name="gr12" draw:text-style-name="P3" draw:layer="layout" svg:width="2.5cm" svg:height="1.7cm" svg:x="1.7cm" svg:y="15.5cm">
          <draw:text-box>
            <text:p>tak</text:p>
          </draw:text-box>
        </draw:frame>
        <draw:frame draw:style-name="gr13" draw:text-style-name="P3" draw:layer="layout" svg:width="3.1cm" svg:height="1.3cm" svg:x="8.6cm" svg:y="15.7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28.133995056</meta:creation-date>
    <dc:date>2019-09-13T09:03:19.887620647</dc:date>
    <meta:editing-duration>PT13M53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